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440000015E05606091.jpg" manifest:media-type="image/jpeg"/>
  <manifest:file-entry manifest:full-path="Pictures/100000000000012F000000B5B582FC9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Arial2" svg:font-family="Arial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9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5cm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8.494cm" fo:padding-top="0.14cm" fo:padding-bottom="0.14cm" fo:padding-left="0.28cm" fo:padding-right="0.28cm" fo:wrap-option="wrap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8.008cm" fo:padding-top="0.14cm" fo:padding-bottom="0.14cm" fo:padding-left="0.28cm" fo:padding-right="0.28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8.494cm" fo:padding-top="0.14cm" fo:padding-bottom="0.14cm" fo:padding-left="0.28cm" fo:padding-right="0.28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8.008cm" fo:padding-top="0.14cm" fo:padding-bottom="0.14cm" fo:padding-left="0.28cm" fo:padding-right="0.28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221cm" fo:min-width="22.592cm" fo:padding-top="0.14cm" fo:padding-bottom="0.14cm" fo:padding-left="0.28cm" fo:padding-right="0.28cm" fo:wrap-option="wrap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5.816cm" fo:min-width="26.34cm" fo:padding-top="0.14cm" fo:padding-bottom="0.14cm" fo:padding-left="0.28cm" fo:padding-right="0.28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386cm" fo:min-width="7.373cm" fo:padding-top="0.14cm" fo:padding-bottom="0.14cm" fo:padding-left="0.28cm" fo:padding-right="0.28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cm" fo:padding-bottom="0.14cm" fo:padding-left="0.28cm" fo:padding-right="0.28cm" fo:wrap-option="wrap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4cm" fo:padding-bottom="0.14cm" fo:padding-left="0.28cm" fo:padding-right="0.28cm" fo:wrap-option="wrap"/>
    </style:style>
    <style:style style:name="pr1" style:family="presentation" style:parent-style-name="Título1-notes">
      <style:graphic-properties draw:stroke="none" draw:fill="none" draw:fill-color="#ffffff" fo:min-height="13.368cm"/>
    </style:style>
    <style:style style:name="pr2" style:family="presentation" style:parent-style-name="Padrão-notes">
      <style:graphic-properties draw:stroke="none" draw:fill="none" draw:fill-color="#ffffff" fo:min-height="13.368cm"/>
    </style:style>
    <style:style style:name="co1" style:family="table-column">
      <style:table-column-properties style:column-width="2.521cm" style:use-optimal-column-width="false"/>
    </style:style>
    <style:style style:name="co2" style:family="table-column">
      <style:table-column-properties style:column-width="3.689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1.312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08cm" fo:margin-bottom="0cm" fo:text-align="center" fo:text-indent="0cm" style:punctuation-wrap="hanging" style:line-break="stric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paragraph-properties fo:margin-left="2.266cm" fo:margin-right="0cm" fo:margin-top="0.246cm" fo:margin-bottom="0cm" fo:line-height="100%" fo:text-align="start" fo:text-indent="-0.873cm" style:punctuation-wrap="hanging" style:line-break="strict" style:writing-mode="lr-tb"/>
    </style:style>
    <style:style style:name="P8" style:family="paragraph">
      <style:paragraph-properties fo:margin-left="1.045cm" fo:margin-right="0cm" fo:margin-top="0.246cm" fo:margin-bottom="0cm" fo:line-height="100%" fo:text-indent="-1.045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style:paragraph-properties fo:text-align="end" style:text-autospace="none"/>
    </style:style>
    <style:style style:name="P14" style:family="paragraph">
      <style:paragraph-properties style:text-autospace="none"/>
    </style:style>
    <style:style style:name="P15" style:family="paragraph">
      <style:paragraph-properties fo:margin-top="0.246cm" fo:margin-bottom="0cm"/>
    </style:style>
    <style:style style:name="P16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17" style:family="paragraph">
      <style:paragraph-properties fo:margin-top="0.282cm" fo:margin-bottom="0cm"/>
    </style:style>
    <style:style style:name="P18" style:family="paragraph">
      <style:paragraph-properties fo:margin-left="3.492cm" fo:margin-right="0cm" fo:margin-top="0.229cm" fo:margin-bottom="0cm" fo:line-height="100%" fo:text-align="start" fo:text-indent="-0.692cm" style:punctuation-wrap="hanging" style:line-break="strict" style:writing-mode="lr-tb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3.496cm" fo:margin-right="0cm" fo:margin-top="0.202cm" fo:margin-bottom="0cm" fo:line-height="100%" fo:text-align="start" fo:text-indent="-0.692cm" style:punctuation-wrap="hanging" style:line-break="strict" style:writing-mode="lr-tb"/>
    </style:style>
    <style:style style:name="P21" style:family="paragraph">
      <style:paragraph-properties fo:margin-left="1.045cm" fo:margin-right="0cm" fo:margin-top="0.202cm" fo:margin-bottom="0cm" fo:text-indent="-1.045cm" style:punctuation-wrap="hanging" style:line-break="strict"/>
    </style:style>
    <style:style style:name="P22" style:family="paragraph">
      <style:paragraph-properties fo:margin-left="0cm" fo:margin-right="0cm" fo:margin-top="0.202cm" fo:margin-bottom="0cm" fo:line-height="100%" fo:text-align="start" fo:text-indent="0cm" style:punctuation-wrap="hanging" style:line-break="strict" style:writing-mode="lr-tb"/>
    </style:style>
    <style:style style:name="P23" style:family="paragraph">
      <style:paragraph-properties fo:margin-left="3.492cm" fo:margin-right="0cm" fo:margin-top="0.202cm" fo:margin-bottom="0cm" fo:line-height="100%" fo:text-align="start" fo:text-indent="-0.692cm" style:punctuation-wrap="hanging" style:line-break="strict" style:writing-mode="lr-tb"/>
    </style:style>
    <style:style style:name="P24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26" style:family="paragraph">
      <style:paragraph-properties fo:margin-left="2.266cm" fo:margin-right="0cm" fo:margin-top="0.246cm" fo:margin-bottom="0cm" fo:line-height="90%" fo:text-align="start" fo:text-indent="-0.873cm" style:punctuation-wrap="hanging" style:line-break="strict" style:writing-mode="lr-tb"/>
    </style:style>
    <style:style style:name="P27" style:family="paragraph">
      <style:paragraph-properties fo:margin-left="4.894cm" fo:margin-right="0cm" fo:margin-top="0.194cm" fo:margin-bottom="0cm" fo:line-height="90%" fo:text-align="start" fo:text-indent="-0.696cm" style:punctuation-wrap="hanging" style:line-break="strict" style:writing-mode="lr-tb"/>
    </style:style>
    <style:style style:name="P28" style:family="paragraph">
      <style:paragraph-properties fo:margin-left="1.045cm" fo:margin-right="0cm" fo:margin-top="0.202cm" fo:margin-bottom="0cm" fo:line-height="100%" fo:text-indent="-1.045cm" style:punctuation-wrap="hanging" style:line-break="strict"/>
    </style:style>
    <style:style style:name="P29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18pt"/>
    </style:style>
    <style:style style:name="P30" style:family="paragraph">
      <style:paragraph-properties fo:margin-left="1.045cm" fo:margin-right="0cm" fo:margin-top="0.282cm" fo:margin-bottom="0cm" fo:text-indent="-1.045cm" style:punctuation-wrap="hanging" style:line-break="strict"/>
    </style:style>
    <style:style style:name="P31" style:family="paragraph">
      <style:paragraph-properties fo:margin-left="1.045cm" fo:margin-right="0cm" fo:margin-top="0.246cm" fo:margin-bottom="0cm" fo:text-indent="-1.045cm" style:punctuation-wrap="hanging" style:line-break="strict"/>
    </style:style>
    <style:style style:name="P32" style:family="paragraph">
      <style:paragraph-properties fo:margin-left="1.045cm" fo:margin-right="0cm" fo:margin-top="0.308cm" fo:margin-bottom="0cm" fo:line-height="90%" fo:text-indent="-1.045cm" style:punctuation-wrap="hanging" style:line-break="strict"/>
    </style:style>
    <style:style style:name="P33" style:family="paragraph">
      <style:paragraph-properties fo:margin-left="1.045cm" fo:margin-right="0cm" fo:margin-top="0.194cm" fo:margin-bottom="0cm" fo:line-height="90%" fo:text-indent="-1.045cm" style:punctuation-wrap="hanging" style:line-break="strict"/>
    </style:style>
    <style:style style:name="P34" style:family="paragraph">
      <style:paragraph-properties fo:margin-left="3.492cm" fo:margin-right="0cm" fo:margin-top="0.176cm" fo:margin-bottom="0cm" fo:line-height="90%" fo:text-align="start" fo:text-indent="-0.692cm" style:punctuation-wrap="hanging" style:line-break="strict" style:writing-mode="lr-tb"/>
    </style:style>
    <style:style style:name="P35" style:family="paragraph">
      <style:paragraph-properties fo:margin-left="1.045cm" fo:margin-right="0cm" fo:margin-top="0.282cm" fo:margin-bottom="0cm" fo:line-height="100%" fo:text-indent="-1.045cm" style:punctuation-wrap="hanging" style:line-break="strict"/>
    </style:style>
    <style:style style:name="P36" style:family="paragraph">
      <style:paragraph-properties fo:margin-left="1.045cm" fo:margin-right="0cm" fo:margin-top="0.176cm" fo:margin-bottom="0cm" fo:line-height="90%" fo:text-indent="-1.045cm" style:punctuation-wrap="hanging" style:line-break="strict"/>
    </style:style>
    <style:style style:name="P37" style:family="paragraph">
      <style:paragraph-properties fo:margin-left="1.045cm" fo:margin-right="0cm" fo:margin-top="0.308cm" fo:margin-bottom="0cm" fo:text-indent="-1.045cm" style:punctuation-wrap="hanging" style:line-break="strict"/>
    </style:style>
    <style:style style:name="P38" style:family="paragraph">
      <style:paragraph-properties fo:margin-left="1.045cm" fo:margin-right="0cm" fo:margin-top="0.202cm" fo:margin-bottom="0cm" fo:text-align="start" fo:text-indent="-1.045cm" style:punctuation-wrap="hanging" style:line-break="strict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  <style:tab-stop style:position="27.657cm"/>
          <style:tab-stop style:position="28.905cm"/>
        </style:tab-stops>
      </style:paragraph-properties>
    </style:style>
    <style:style style:name="P39" style:family="paragraph">
      <style:paragraph-properties fo:margin-left="1.045cm" fo:margin-right="0cm" fo:margin-top="0.282cm" fo:margin-bottom="0cm" fo:text-align="start" fo:text-indent="-1.045cm" style:punctuation-wrap="hanging" style:line-break="strict"/>
    </style:style>
    <style:style style:name="P40" style:family="paragraph">
      <style:paragraph-properties fo:margin-left="2.271cm" fo:margin-right="0cm" fo:margin-top="0.246cm" fo:margin-bottom="0cm" fo:line-height="100%" fo:text-align="start" fo:text-indent="-0.869cm" style:punctuation-wrap="hanging" style:line-break="strict" style:writing-mode="lr-tb"/>
    </style:style>
    <style:style style:name="T1" style:family="text">
      <style:text-properties fo:color="#000000" fo:font-size="44pt" fo:language="pt" fo:country="BR" style:font-size-asian="44pt" style:font-size-complex="44pt"/>
    </style:style>
    <style:style style:name="T2" style:family="text">
      <style:text-properties fo:font-size="35pt" fo:language="pt" fo:country="BR" style:font-size-asian="35pt" style:font-size-complex="35pt"/>
    </style:style>
    <style:style style:name="T3" style:family="text">
      <style:text-properties fo:font-size="44pt" fo:language="pt" fo:country="BR" style:font-size-asian="44pt" style:font-size-complex="44pt"/>
    </style:style>
    <style:style style:name="T4" style:family="text">
      <style:text-properties style:text-line-through-style="none" style:text-line-through-type="none" style:text-position="0% 100%" style:font-name="Arial1" fo:font-size="32pt" fo:font-style="normal" fo:text-shadow="none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 style:font-relief="none"/>
    </style:style>
    <style:style style:name="T5" style:family="text">
      <style:text-properties fo:color="#000000" style:text-line-through-style="none" style:text-line-through-type="none" style:text-position="0% 100%" style:font-name="Arial1" fo:font-size="28pt" fo:language="pt" fo:country="BR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6" style:family="text">
      <style:text-properties fo:font-size="28pt" fo:language="pt" fo:country="BR" style:font-size-asian="28pt" style:font-size-complex="28pt"/>
    </style:style>
    <style:style style:name="T7" style:family="text">
      <style:text-properties fo:font-size="15pt" fo:language="pt" fo:country="BR" style:font-size-asian="15pt" style:font-size-complex="15pt"/>
    </style:style>
    <style:style style:name="T8" style:family="text">
      <style:text-properties fo:font-size="32pt" fo:language="pt" fo:country="BR" style:font-size-asian="32pt" style:font-size-complex="32pt"/>
    </style:style>
    <style:style style:name="T9" style:family="text">
      <style:text-properties fo:color="#0000ff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color="#000000" style:text-line-through-style="none" style:text-line-through-type="none" style:text-position="0% 100%" style:font-name="Arial1" fo:font-size="28pt" fo:language="en" fo:country="US" fo:font-style="italic" fo:text-shadow="none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 style:font-relief="none"/>
    </style:style>
    <style:style style:name="T11" style:family="text">
      <style:text-properties fo:color="#0000ff" style:text-line-through-style="none" style:text-line-through-type="none" style:text-position="0% 100%" style:font-name="Arial1" fo:font-size="28pt" fo:language="en" fo:country="US" fo:font-style="italic" fo:text-shadow="none" style:text-underline-style="none" fo:font-weight="normal" style:font-name-asian="Arial1" style:font-size-asian="28pt" style:language-asian="zh" style:country-asian="CN" style:font-style-asian="italic" style:font-weight-asian="normal" style:font-name-complex="Arial1" style:font-size-complex="28pt" style:language-complex="hi" style:country-complex="IN" style:font-style-complex="italic" style:font-weight-complex="normal" style:font-relief="none"/>
    </style:style>
    <style:style style:name="T12" style:family="text">
      <style:text-properties fo:color="#000000" style:text-line-through-style="none" style:text-line-through-type="none" style:text-position="0% 100%" style:font-name="Arial1" fo:font-size="28pt" fo:language="pt" fo:country="PT" fo:font-style="italic" fo:text-shadow="none" style:text-underline-style="none" fo:font-weight="bold" style:font-name-asian="Arial1" style:font-size-asian="28pt" style:language-asian="pt" style:country-asian="PT" style:font-style-asian="italic" style:font-weight-asian="bold" style:font-name-complex="Arial1" style:font-size-complex="28pt" style:language-complex="pt" style:country-complex="PT" style:font-style-complex="italic" style:font-weight-complex="bold" style:font-relief="none"/>
    </style:style>
    <style:style style:name="T13" style:family="text">
      <style:text-properties fo:color="#000000" style:text-line-through-style="none" style:text-line-through-type="none" style:text-position="0% 100%" style:font-name="Arial1" fo:font-size="28pt" fo:language="pt" fo:country="PT" fo:font-style="italic" fo:text-shadow="none" style:text-underline-style="none" fo:font-weight="normal" style:font-name-asian="Arial1" style:font-size-asian="28pt" style:language-asian="pt" style:country-asian="PT" style:font-style-asian="italic" style:font-weight-asian="normal" style:font-name-complex="Arial1" style:font-size-complex="28pt" style:language-complex="pt" style:country-complex="PT" style:font-style-complex="italic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Arial1" fo:font-size="28pt" fo:language="en" fo:country="US" fo:font-style="italic" fo:text-shadow="none" style:text-underline-style="none" fo:font-weight="normal" style:font-name-asian="Arial1" style:font-size-asian="28pt" style:language-asian="pt" style:country-asian="PT" style:font-style-asian="italic" style:font-weight-asian="normal" style:font-name-complex="Arial1" style:font-size-complex="28pt" style:language-complex="pt" style:country-complex="PT" style:font-style-complex="italic" style:font-weight-complex="normal" style:font-relief="none"/>
    </style:style>
    <style:style style:name="T15" style:family="text">
      <style:text-properties style:font-name="Arial1" fo:font-size="28pt" fo:language="pt" fo:country="PT" style:font-size-asian="28pt" style:language-asian="pt" style:country-asian="PT" style:font-size-complex="28pt" style:language-complex="pt" style:country-complex="PT"/>
    </style:style>
    <style:style style:name="T16" style:family="text">
      <style:text-properties fo:color="#000000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17" style:family="text">
      <style:text-properties fo:font-size="20pt" fo:language="pt" fo:country="PT" fo:font-weight="bold" style:font-size-asian="20pt" style:language-asian="pt" style:country-asian="PT" style:font-weight-asian="bold" style:font-size-complex="20pt" style:language-complex="pt" style:country-complex="PT" style:font-weight-complex="bold"/>
    </style:style>
    <style:style style:name="T18" style:family="text">
      <style:text-properties fo:font-size="20pt" fo:language="pt" fo:country="PT" style:font-size-asian="20pt" style:language-asian="pt" style:country-asian="PT" style:font-size-complex="20pt" style:language-complex="pt" style:country-complex="PT"/>
    </style:style>
    <style:style style:name="T19" style:family="text">
      <style:text-properties fo:font-size="20pt" fo:language="pt" fo:country="PT" fo:font-weight="normal" style:font-size-asian="20pt" style:language-asian="pt" style:country-asian="PT" style:font-weight-asian="normal" style:font-size-complex="20pt" style:language-complex="pt" style:country-complex="PT" style:font-weight-complex="normal"/>
    </style:style>
    <style:style style:name="T20" style:family="text">
      <style:text-properties fo:font-size="24pt" fo:language="pt" fo:country="BR" style:font-size-asian="24pt" style:language-asian="pt" style:country-asian="PT" style:font-size-complex="24pt" style:language-complex="pt" style:country-complex="PT"/>
    </style:style>
    <style:style style:name="T21" style:family="text">
      <style:text-properties fo:font-size="22pt" fo:language="pt" fo:country="BR" style:font-size-asian="22pt" style:language-asian="pt" style:country-asian="PT" style:font-size-complex="22pt" style:language-complex="pt" style:country-complex="PT"/>
    </style:style>
    <style:style style:name="T22" style:family="text">
      <style:text-properties fo:color="#009933" style:font-name="Arial1" fo:font-size="28pt" fo:language="pt" fo:country="PT" fo:text-shadow="none" style:font-size-asian="28pt" style:language-asian="pt" style:country-asian="PT" style:font-size-complex="28pt" style:language-complex="pt" style:country-complex="PT"/>
    </style:style>
    <style:style style:name="T23" style:family="text">
      <style:text-properties fo:color="#009933" style:font-name="Arial1" fo:font-size="28pt" fo:language="pt" fo:country="PT" style:font-size-asian="28pt" style:language-asian="pt" style:country-asian="PT" style:font-size-complex="28pt" style:language-complex="pt" style:country-complex="PT"/>
    </style:style>
    <style:style style:name="T24" style:family="text">
      <style:text-properties fo:font-size="32pt" fo:language="en" fo:country="US" style:font-size-asian="32pt" style:font-size-complex="32pt"/>
    </style:style>
    <style:style style:name="T25" style:family="text">
      <style:text-properties fo:color="#0000ff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26" style:family="text">
      <style:text-properties fo:color="#000000" style:text-line-through-style="none" style:text-line-through-type="none" style:text-position="0% 100%" style:font-name="Lucida Console1" fo:font-size="26pt" fo:language="en" fo:country="US" fo:font-style="normal" fo:text-shadow="none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 style:font-relief="none"/>
    </style:style>
    <style:style style:name="T27" style:family="text">
      <style:text-properties fo:color="#000000" style:text-line-through-style="none" style:text-line-through-type="none" style:text-position="0% 100%" style:font-name="Arial1" fo:font-size="28pt" fo:language="pt" fo:country="BR" fo:font-style="italic" fo:text-shadow="none" style:text-underline-style="none" fo:font-weight="normal" style:font-name-asian="Arial1" style:font-size-asian="28pt" style:font-style-asian="italic" style:font-weight-asian="normal" style:font-name-complex="Arial1" style:font-size-complex="28pt" style:font-style-complex="italic" style:font-weight-complex="normal" style:font-relief="none"/>
    </style:style>
    <style:style style:name="T28" style:family="text">
      <style:text-properties fo:color="#0000ff" style:text-line-through-style="none" style:text-line-through-type="none" style:text-position="0% 100%" style:font-name="Arial1" fo:font-size="23pt" fo:language="en" fo:country="US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29" style:family="text">
      <style:text-properties fo:color="#000000" style:text-line-through-style="none" style:text-line-through-type="none" style:text-position="0% 100%" style:font-name="Arial1" fo:font-size="23pt" fo:language="pt" fo:country="BR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30" style:family="text">
      <style:text-properties fo:color="#000000" style:text-line-through-style="none" style:text-line-through-type="none" style:text-position="0% 100%" style:font-name="Arial1" fo:font-size="23pt" fo:language="en" fo:country="US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31" style:family="text">
      <style:text-properties fo:color="#000000" fo:font-size="23pt" fo:language="pt" fo:country="BR" style:font-size-asian="23pt" style:font-size-complex="23pt"/>
    </style:style>
    <style:style style:name="T32" style:family="text">
      <style:text-properties style:font-name="Lucida Console1" fo:font-size="32pt" fo:language="en" fo:country="US" style:font-size-asian="32pt" style:font-size-complex="32pt"/>
    </style:style>
    <style:style style:name="T33" style:family="text">
      <style:text-properties fo:color="#000000" style:text-line-through-style="none" style:text-line-through-type="none" style:text-position="0% 100%" style:font-name="Lucida Console1" fo:font-size="23pt" fo:language="en" fo:country="US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34" style:family="text">
      <style:text-properties fo:color="#009999" style:text-line-through-style="none" style:text-line-through-type="none" style:text-position="0% 100%" style:font-name="Arial1" fo:font-size="23pt" fo:language="pt" fo:country="BR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style:style style:name="T35" style:family="text">
      <style:text-properties fo:color="#0000ff" style:text-line-through-style="none" style:text-line-through-type="none" style:text-position="0% 100%" style:font-name="Arial1" fo:font-size="22pt" fo:language="en" fo:country="US" fo:font-style="normal" fo:text-shadow="none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T36" style:family="text">
      <style:text-properties fo:color="#0000ff" fo:font-size="23pt" fo:language="en" fo:country="US" style:font-size-asian="23pt" style:font-size-complex="23pt"/>
    </style:style>
    <style:style style:name="T37" style:family="text">
      <style:text-properties fo:color="#0000ff" fo:font-size="32pt" fo:language="en" fo:country="US" style:font-size-asian="32pt" style:font-size-complex="32pt"/>
    </style:style>
    <style:style style:name="T38" style:family="text">
      <style:text-properties fo:color="#0000ff" fo:font-size="28pt" fo:language="en" fo:country="US" style:font-size-asian="28pt" style:font-size-complex="28pt"/>
    </style:style>
    <style:style style:name="T39" style:family="text">
      <style:text-properties fo:color="#000000" fo:font-size="28pt" fo:language="en" fo:country="US" style:font-size-asian="28pt" style:font-size-complex="28pt"/>
    </style:style>
    <style:style style:name="T40" style:family="text">
      <style:text-properties fo:color="#000000" fo:font-size="28pt" fo:language="pt" fo:country="BR" style:font-size-asian="28pt" style:font-size-complex="28pt"/>
    </style:style>
    <style:style style:name="T41" style:family="text">
      <style:text-properties fo:color="#009999" fo:font-size="28pt" fo:language="pt" fo:country="BR" style:font-size-asian="28pt" style:font-size-complex="28pt"/>
    </style:style>
    <style:style style:name="T42" style:family="text">
      <style:text-properties fo:color="#0000ff" fo:font-size="35pt" fo:language="en" fo:country="US" style:font-size-asian="35pt" style:font-size-complex="35pt"/>
    </style:style>
    <style:style style:name="T43" style:family="text">
      <style:text-properties fo:color="#0000ff" fo:font-size="22pt" fo:language="en" fo:country="US" style:font-size-asian="22pt" style:font-size-complex="22pt"/>
    </style:style>
    <style:style style:name="T44" style:family="text">
      <style:text-properties fo:font-size="22pt" fo:language="en" fo:country="US" style:font-size-asian="22pt" style:font-size-complex="22pt"/>
    </style:style>
    <style:style style:name="T45" style:family="text">
      <style:text-properties fo:font-size="22pt" fo:language="en" fo:country="US" fo:font-style="italic" style:font-size-asian="22pt" style:font-style-asian="italic" style:font-size-complex="22pt" style:font-style-complex="italic"/>
    </style:style>
    <style:style style:name="T46" style:family="text">
      <style:text-properties fo:color="#009999" fo:font-size="22pt" fo:language="en" fo:country="US" style:font-size-asian="22pt" style:font-size-complex="22pt"/>
    </style:style>
    <style:style style:name="T47" style:family="text">
      <style:text-properties fo:font-size="22pt" fo:language="moh" fo:country="CA" fo:font-style="italic" style:font-size-asian="22pt" style:font-style-asian="italic" style:font-size-complex="22pt" style:font-style-complex="italic"/>
    </style:style>
    <style:style style:name="T48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T49" style:family="text">
      <style:text-properties fo:color="#0000ff" fo:font-size="20pt" fo:language="en" fo:country="US" style:font-size-asian="20pt" style:font-size-complex="20pt"/>
    </style:style>
    <style:style style:name="T50" style:family="text">
      <style:text-properties fo:font-size="20pt" fo:language="en" fo:country="US" style:font-size-asian="20pt" style:font-size-complex="20pt"/>
    </style:style>
    <style:style style:name="T51" style:family="text">
      <style:text-properties fo:font-size="35pt" fo:language="en" fo:country="US" style:font-size-asian="35pt" style:font-size-complex="35pt"/>
    </style:style>
    <style:style style:name="T52" style:family="text">
      <style:text-properties fo:font-size="23pt" fo:language="pt" fo:country="BR" style:font-size-asian="23pt" style:font-size-complex="23pt"/>
    </style:style>
    <style:style style:name="T53" style:family="text">
      <style:text-properties fo:font-size="23pt" fo:language="en" fo:country="US" style:font-size-asian="23pt" style:font-size-complex="23pt"/>
    </style:style>
    <style:style style:name="T54" style:family="text">
      <style:text-properties fo:color="#0099ff" fo:font-size="23pt" fo:language="en" fo:country="US" style:font-size-asian="23pt" style:font-size-complex="23pt"/>
    </style:style>
    <style:style style:name="T55" style:family="text">
      <style:text-properties fo:color="#009999" style:text-line-through-style="none" style:text-line-through-type="none" style:text-position="0% 100%" style:font-name="Arial1" fo:font-size="28pt" fo:language="en" fo:country="US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font-relief="none"/>
    </style:style>
    <style:style style:name="T56" style:family="text">
      <style:text-properties fo:color="#009999" style:text-line-through-style="none" style:text-line-through-type="none" style:text-position="0% 100%" style:font-name="Arial1" fo:font-size="23pt" fo:language="en" fo:country="US" fo:font-style="normal" fo:text-shadow="none" style:text-underline-style="none" fo:font-weight="normal" style:font-name-asian="Arial1" style:font-size-asian="23pt" style:font-style-asian="normal" style:font-weight-asian="normal" style:font-name-complex="Arial1" style:font-size-complex="23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min-label-width="1.045cm"/>
        <style:text-properties fo:font-family="Wingdings" style:font-pitch="variable" style:font-charset="x-symbol" fo:color="#11bb19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70c569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">
        <style:list-level-properties text:space-before="1.393cm" text:min-label-width="0.873cm"/>
        <style:text-properties fo:font-family="Wingdings" style:font-pitch="variable" style:font-charset="x-symbol" fo:color="#70c569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11bb19" fo:font-size="6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ff" fo:font-size="6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8cm" text:min-label-width="0.692cm"/>
        <style:text-properties fo:font-family="Wingdings" style:font-pitch="variable" style:font-charset="x-symbol" fo:color="#11bb19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number text:level="4" style:num-format="">
        <style:list-level-properties/>
        <style:text-properties fo:color="#11bb19" fo:font-size="70%"/>
      </text:list-level-style-number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ff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draw:custom-shape draw:style-name="gr1" draw:text-style-name="P2" draw:layer="layout" svg:width="24.695cm" svg:height="4.503cm" svg:x="2.756cm" svg:y="3.664cm">
          <text:list text:style-name="L1">
            <text:list-header>
              <text:p text:style-name="P1"><text:span text:style-name="T1">Revisão de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9.602cm" svg:height="5.366cm" svg:x="6.945cm" svg:y="10.5cm">
          <text:list text:style-name="L2">
            <text:list-header>
              <text:p text:style-name="P3"><text:span text:style-name="T2">Prof. Rafael Godoi Orbola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1" draw:text-style-name="P4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use-date-time-name="dtd1">
        <draw:custom-shape draw:style-name="gr4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26.9cm" svg:height="16.096cm" svg:x="0.551cm" svg:y="4.299cm">
          <text:list text:style-name="L3">
            <text:list-item>
              <text:p text:style-name="P6"><text:span text:style-name="T4">Um banco de dados relacional organiza seus dados em relações</text:span></text:p>
              <text:p text:style-name="P6"><text:span text:style-name="T4"/></text:p>
            </text:list-item>
            <text:list-item>
              <text:p text:style-name="P6"><text:span text:style-name="T4">Cada relação pode ser vista como uma tabela, onde cada coluna corresponde a atributos da relação e as linhas correspondem às tuplas ou elementos da relação</text:span></text:p>
              <text:list>
                <text:list-item>
                  <text:p text:style-name="P6"><text:span text:style-name="T4">Tuplas → registros</text:span></text:p>
                </text:list-item>
                <text:list-item>
                  <text:p text:style-name="P6"><text:span text:style-name="T4">Atributos → campos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use-date-time-name="dtd1">
        <draw:custom-shape draw:style-name="gr7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9" draw:layer="layout" svg:width="26.9cm" svg:height="16.096cm" svg:x="0.551cm" svg:y="4.299cm">
          <text:list text:style-name="L3">
            <text:list-item>
              <text:p text:style-name="P6"><text:span text:style-name="T4">Um conceito importante em um banco de dados relacional é o conceito de atributo chave, que permite identificar e diferenciar uma tupla de outra</text:span></text:p>
              <text:p text:style-name="P6"><text:span text:style-name="T4"/></text:p>
            </text:list-item>
            <text:list-item>
              <text:p text:style-name="P6"><text:span text:style-name="T4">Através do uso de chaves é possível acelerar o acesso a elementos (usando índices) e estabelecer relacionamentos entre as múltiplas tabelas de um sistema de banco de dados relacional</text:span></text:p>
            </text:list-item>
          </text:list>
          <text:list text:style-name="L4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>
        <draw:custom-shape draw:style-name="gr10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26.9cm" svg:height="16.096cm" svg:x="0.551cm" svg:y="4.299cm">
          <text:list text:style-name="L3">
            <text:list-item>
              <text:p text:style-name="P6"><text:span text:style-name="T4">SQL → Structured Query Language</text:span></text:p>
            </text:list-item>
            <text:list-item>
              <text:p text:style-name="P6"><text:span text:style-name="T4">É uma linguagem padronizada para a definição e manipulação de bancos de dados relacionais</text:span></text:p>
            </text:list-item>
            <text:list-item>
              <text:p text:style-name="P6"><text:span text:style-name="T4">Tipicamente, um SGBD oferece um interpretador SQL que permite isolar a aplicação dos detalhes de armazenamento dos dados</text:span></text:p>
            </text:list-item>
            <text:list-item>
              <text:p text:style-name="P6"><text:span text:style-name="T4">Se o projetista da aplicação tiver o cuidado de usar apenas as construções padronizadas de SQL, ele poderá desenvolver a aplicação sem se preocupar com o produto SGBD que estará sendo utilizado depois</text:span></text:p>
            </text:list-item>
          </text:list>
          <text:list text:style-name="L4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>
        <draw:custom-shape draw:style-name="gr13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6.209cm" svg:height="10.481cm" svg:x="10.384cm" svg:y="6.7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1986</text:p>
              </table:table-cell>
              <table:table-cell>
                <text:p text:style-name="P14">SQL-86</text:p>
              </table:table-cell>
            </table:table-row>
            <table:table-row table:style-name="ro1" table:default-cell-style-name="ce1">
              <table:table-cell>
                <text:p text:style-name="P13">1989</text:p>
              </table:table-cell>
              <table:table-cell>
                <text:p text:style-name="P14">SQL-89</text:p>
              </table:table-cell>
            </table:table-row>
            <table:table-row table:style-name="ro1" table:default-cell-style-name="ce1">
              <table:table-cell>
                <text:p text:style-name="P13">1992</text:p>
              </table:table-cell>
              <table:table-cell>
                <text:p text:style-name="P14">SQL-92</text:p>
              </table:table-cell>
            </table:table-row>
            <table:table-row table:style-name="ro1" table:default-cell-style-name="ce1">
              <table:table-cell>
                <text:p text:style-name="P13">1999</text:p>
              </table:table-cell>
              <table:table-cell>
                <text:p text:style-name="P14">SQL:1999</text:p>
              </table:table-cell>
            </table:table-row>
            <table:table-row table:style-name="ro1" table:default-cell-style-name="ce1">
              <table:table-cell>
                <text:p text:style-name="P13">2003</text:p>
              </table:table-cell>
              <table:table-cell>
                <text:p text:style-name="P14">SQL:2003</text:p>
              </table:table-cell>
            </table:table-row>
            <table:table-row table:style-name="ro1" table:default-cell-style-name="ce1">
              <table:table-cell>
                <text:p text:style-name="P13">2006</text:p>
              </table:table-cell>
              <table:table-cell>
                <text:p text:style-name="P14">SQL:2006</text:p>
              </table:table-cell>
            </table:table-row>
            <table:table-row table:style-name="ro1" table:default-cell-style-name="ce1">
              <table:table-cell>
                <text:p text:style-name="P13">2008</text:p>
              </table:table-cell>
              <table:table-cell>
                <text:p text:style-name="P14">SQL:2008</text:p>
              </table:table-cell>
            </table:table-row>
            <table:table-row table:style-name="ro2" table:default-cell-style-name="ce1">
              <table:table-cell>
                <text:p text:style-name="P13">2011</text:p>
              </table:table-cell>
              <table:table-cell>
                <text:p text:style-name="P14">SQL:201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5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>
        <draw:custom-shape draw:style-name="gr15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 banco de dados (MySQL)</text:span></text:p>
            </text:list-item>
          </text:list>
          <text:list text:style-name="L7">
            <text:list-item>
              <text:list>
                <text:list-header>
                  <text:p text:style-name="P15"><text:span text:style-name="T8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4" draw:layer="layout" svg:width="20.8cm" svg:height="10.959cm" svg:x="2cm" svg:y="7.6cm">
          <draw:text-box>
            <text:p text:style-name="P15"><text:span text:style-name="T9">CREATE</text:span><text:span text:style-name="T8"> </text:span><text:span text:style-name="T9">DATABASE</text:span><text:span text:style-name="T8"> nomeBanco</text:span></text:p>
            <text:p text:style-name="P15"><text:span text:style-name="T8"><text:tab/></text:span><text:span text:style-name="T9">CHARACTER</text:span><text:span text:style-name="T8"> </text:span><text:span text:style-name="T9">SET</text:span><text:span text:style-name="T8"> utf8</text:span></text:p>
            <text:p text:style-name="P15"><text:span text:style-name="T8"><text:tab/></text:span><text:span text:style-name="T9">COLLATE</text:span><text:span text:style-name="T8"> utf8_unicode_ci;</text:span></text:p>
            <text:p text:style-name="P15"><text:span text:style-name="T9">GRANT</text:span><text:span text:style-name="T8"> </text:span><text:span text:style-name="T9">ALL</text:span><text:span text:style-name="T8"> </text:span><text:span text:style-name="T9">ON</text:span><text:span text:style-name="T8"> 'nomeBanco'.*</text:span></text:p>
            <text:p text:style-name="P15"><text:span text:style-name="T8"><text:tab/></text:span><text:span text:style-name="T9">TO</text:span><text:span text:style-name="T8"> 'nomeUsuario'@servidorBanco</text:span><text:span text:style-name="T8"><text:tab/></text:span><text:span text:style-name="T8"><text:tab/></text:span><text:span text:style-name="T8"><text:tab/></text:span><text:span text:style-name="T9">IDENTIFIED</text:span><text:span text:style-name="T8"> </text:span><text:span text:style-name="T9">BY</text:span><text:span text:style-name="T8"> 'senhaUsuario';</text:span></text:p>
            <text:p text:style-name="P15"><text:span text:style-name="T9">FLUSH</text:span><text:span text:style-name="T8"> </text:span><text:span text:style-name="T9">PRIVILEGES</text:span><text:span text:style-name="T8">;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6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>
        <draw:custom-shape draw:style-name="gr19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 banco de dados (MySQL)</text:span></text:p>
            </text:list-item>
          </text:list>
          <text:list text:style-name="L7">
            <text:list-item>
              <text:list>
                <text:list-header>
                  <text:p text:style-name="P15"><text:span text:style-name="T8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4" draw:layer="layout" svg:width="20.8cm" svg:height="11.205cm" svg:x="2cm" svg:y="7.6cm">
          <draw:text-box>
            <text:p text:style-name="P15"><text:span text:style-name="T9">CREATE</text:span><text:span text:style-name="T8"> </text:span><text:span text:style-name="T9">DATABASE</text:span><text:span text:style-name="T8"> poov</text:span></text:p>
            <text:p text:style-name="P15"><text:span text:style-name="T8"><text:tab/></text:span><text:span text:style-name="T9">CHARACTER</text:span><text:span text:style-name="T8"> </text:span><text:span text:style-name="T9">SET</text:span><text:span text:style-name="T8"> utf8</text:span></text:p>
            <text:p text:style-name="P15"><text:span text:style-name="T8"><text:tab/></text:span><text:span text:style-name="T9">COLLATE</text:span><text:span text:style-name="T8"> utf8_unicode_ci;</text:span></text:p>
            <text:p text:style-name="P15"><text:span text:style-name="T9">GRANT</text:span><text:span text:style-name="T8"> </text:span><text:span text:style-name="T9">ALL</text:span><text:span text:style-name="T8"> </text:span><text:span text:style-name="T9">ON</text:span><text:span text:style-name="T8"> 'poov'.*</text:span></text:p>
            <text:p text:style-name="P15"><text:span text:style-name="T8"><text:tab/></text:span><text:span text:style-name="T9">TO</text:span><text:span text:style-name="T8"> 'root'@localhost</text:span><text:span text:style-name="T8"><text:tab/></text:span><text:span text:style-name="T8"> </text:span></text:p>
            <text:p text:style-name="P15"><text:span text:style-name="T8"><text:tab/></text:span><text:span text:style-name="T9">IDENTIFIED</text:span><text:span text:style-name="T8"> </text:span><text:span text:style-name="T9">BY</text:span><text:span text:style-name="T8"> '12345';</text:span></text:p>
            <text:p text:style-name="P15"><text:span text:style-name="T9">FLUSH</text:span><text:span text:style-name="T8"> </text:span><text:span text:style-name="T9">PRIVILEGES</text:span><text:span text:style-name="T8">;</text:span></text:p>
          </draw:text-box>
        </draw:fram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>
        <draw:custom-shape draw:style-name="gr23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 banco de dados (PostgreSQL)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9">CREATE DATABASE</text:span><text:span text:style-name="T8"> nomeBanco</text:span></text:p>
              <text:list>
                <text:list-header>
                  <text:p text:style-name="P15"><text:span text:style-name="T9">WITH OWNER</text:span><text:span text:style-name="T8"> nomeUsuario</text:span></text:p>
                  <text:p text:style-name="P15"><text:span text:style-name="T9">ENCODING</text:span><text:span text:style-name="T8"> 'UTF8'</text:span></text:p>
                  <text:p text:style-name="P15"><text:span text:style-name="T9">LC_COLLATE</text:span><text:span text:style-name="T8">='pt_BR.UTF-8'</text:span></text:p>
                  <text:p text:style-name="P15"><text:span text:style-name="T9">LC_CTYPE</text:span><text:span text:style-name="T8">='pt_BR.UTF-8'</text:span></text:p>
                  <text:p text:style-name="P15"><text:span text:style-name="T9">TEMPLATE</text:span><text:span text:style-name="T8">=template0;</text:span></text:p>
                </text:list-header>
              </text:list>
              <text:p text:style-name="P15"><text:span text:style-name="T10"/></text:p>
            </text:list-header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8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>
        <draw:custom-shape draw:style-name="gr26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 banco de dados (PostgreSQL)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9">CREATE DATABASE</text:span><text:span text:style-name="T8"> poov</text:span></text:p>
              <text:list>
                <text:list-header>
                  <text:p text:style-name="P15"><text:span text:style-name="T9">WITH OWNER</text:span><text:span text:style-name="T8"> postgres</text:span></text:p>
                  <text:p text:style-name="P15"><text:span text:style-name="T9">ENCODING</text:span><text:span text:style-name="T8"> 'UTF8'</text:span></text:p>
                  <text:p text:style-name="P15"><text:span text:style-name="T9">LC_COLLATE</text:span><text:span text:style-name="T8">='pt_BR.UTF-8'</text:span></text:p>
                  <text:p text:style-name="P15"><text:span text:style-name="T9">LC_CTYPE</text:span><text:span text:style-name="T8">='pt_BR.UTF-8'</text:span></text:p>
                  <text:p text:style-name="P15"><text:span text:style-name="T9">TEMPLATE</text:span><text:span text:style-name="T8">=template0;</text:span></text:p>
                </text:list-header>
              </text:list>
              <text:p text:style-name="P15"><text:span text:style-name="T10"/></text:p>
            </text:list-header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9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>
        <draw:custom-shape draw:style-name="gr29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a tabela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11">CREATE</text:span><text:span text:style-name="T12"> </text:span><text:span text:style-name="T11">TABLE</text:span><text:span text:style-name="T13"> </text:span><text:span text:style-name="T14">nomeDaTabela</text:span></text:p>
            </text:list-header>
          </text:list>
          <text:p><text:span text:style-name="T15"><text:s/></text:span><text:span text:style-name="T15">(</text:span><text:span text:style-name="T15"><text:tab/></text:span><text:span text:style-name="T15">nomeColuna1 <text:s/>tipo <text:s/>restriçãoColuna,</text:span></text:p>
          <text:p><text:span text:style-name="T15"><text:tab/></text:span><text:span text:style-name="T15">nomeColuna2 <text:s/>tipo <text:s/>restriçãoColuna,</text:span></text:p>
          <text:p><text:span text:style-name="T15"><text:tab/></text:span><text:span text:style-name="T15">...,</text:span></text:p>
          <text:p><text:span text:style-name="T15"><text:tab/></text:span><text:span text:style-name="T15">… <text:s text:c="3"/></text:span><text:span text:style-name="T15">);</text:span></text:p>
          <text:list text:continue-numbering="true" text:style-name="L7">
            <text:list-item>
              <text:list>
                <text:list-header>
                  <text:p text:style-name="P16"><text:span text:style-name="T16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0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>
        <draw:custom-shape draw:style-name="gr32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a tabela</text:span></text:p>
              <text:p text:style-name="P6"><text:span text:style-name="T8"/></text:p>
            </text:list-item>
            <text:list-item>
              <text:p text:style-name="P6"><text:span text:style-name="T8">Restrições de Coluna</text:span></text:p>
              <text:list>
                <text:list-item>
                  <text:p text:style-name="P6"><text:span text:style-name="T17">not null</text:span><text:span text:style-name="T18"> – obrigatório</text:span></text:p>
                </text:list-item>
                <text:list-item>
                  <text:p text:style-name="P6"><text:span text:style-name="T17">unique</text:span><text:span text:style-name="T18"> - não admite valores repetidos na coluna</text:span></text:p>
                </text:list-item>
                <text:list-item>
                  <text:p text:style-name="P6"><text:span text:style-name="T17">primary key</text:span><text:span text:style-name="T18"> - chave primária</text:span></text:p>
                  <text:list>
                    <text:list-item>
                      <text:p text:style-name="P6"><text:span text:style-name="T18">= </text:span><text:span text:style-name="T17">unique</text:span><text:span text:style-name="T18"> + </text:span><text:span text:style-name="T17">not null</text:span></text:p>
                    </text:list-item>
                  </text:list>
                </text:list-item>
                <text:list-item>
                  <text:p text:style-name="P17"><text:span text:style-name="T17">foreign key </text:span><text:span text:style-name="T19">- chave estrangeira</text:span></text:p>
                  <text:list>
                    <text:list-item>
                      <text:p text:style-name="P17"><text:span text:style-name="T17">references</text:span><text:span text:style-name="T18"> tabela(coluna)</text:span></text:p>
                    </text:list-item>
                  </text:list>
                </text:list-item>
                <text:list-item>
                  <text:p text:style-name="P17"><text:span text:style-name="T17">check</text:span><text:span text:style-name="T18">(condição) - especifica uma condição que todas as linhas da tabela têm que satisfazer; a condição só se refere a valores na linha corrente</text:span></text:p>
                </text:list-item>
                <text:list-item>
                  <text:p text:style-name="P17"><text:span text:style-name="T17">default</text:span><text:span text:style-name="T18"> – especifica um valor padrão para a colun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1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>
        <draw:custom-shape draw:style-name="gr35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26.9cm" svg:height="16.096cm" svg:x="0.551cm" svg:y="4.299cm">
          <text:list text:style-name="L3">
            <text:list-item>
              <text:p text:style-name="P6"><text:span text:style-name="T8">Criação de uma tabela</text:span></text:p>
            </text:list-item>
            <text:list-item>
              <text:p text:style-name="P6"><text:span text:style-name="T8">Principais tipos</text:span></text:p>
              <text:list>
                <text:list-item>
                  <text:p text:style-name="P6"><text:span text:style-name="T20">Cadeias de caracteres</text:span></text:p>
                  <text:list>
                    <text:list-item>
                      <text:p text:style-name="P6"><text:span text:style-name="T21">CHARACTER VARYING(n) ou VARCHAR(n): cadeias de caracteres de tamanho variável com um máximo de caracteres n</text:span></text:p>
                    </text:list-item>
                  </text:list>
                </text:list-item>
                <text:list-item>
                  <text:p text:style-name="P6"><text:span text:style-name="T20">Números</text:span></text:p>
                  <text:list>
                    <text:list-item>
                      <text:p text:style-name="P6"><text:span text:style-name="T21">INTEGER, SMALLINT e BIGINT</text:span></text:p>
                    </text:list-item>
                    <text:list-item>
                      <text:p text:style-name="P6"><text:span text:style-name="T21">FLOAT, REAL e DOUBLE PRECISION</text:span></text:p>
                    </text:list-item>
                  </text:list>
                </text:list-item>
                <text:list-item>
                  <text:p text:style-name="P6"><text:span text:style-name="T20">Data e Tempo</text:span></text:p>
                  <text:list>
                    <text:list-item>
                      <text:p text:style-name="P6"><text:span text:style-name="T21">DATE para datas (2011-05-03)</text:span></text:p>
                    </text:list-item>
                    <text:list-item>
                      <text:p text:style-name="P6"><text:span text:style-name="T21">TIME para tempo (15:51:36)</text:span></text:p>
                    </text:list-item>
                    <text:list-item>
                      <text:p text:style-name="P6"><text:span text:style-name="T21">TIMESTAMP é uma data e um tempo colocados juntos (2011-05-03 15:51:36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2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>
        <draw:custom-shape draw:style-name="gr38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26.9cm" svg:height="16.096cm" svg:x="0.551cm" svg:y="4.399cm">
          <text:list text:style-name="L3">
            <text:list-item>
              <text:p text:style-name="P6"><text:span text:style-name="T8">Criação de uma tabela (MySQL)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11">CREATE</text:span><text:span text:style-name="T12"> </text:span><text:span text:style-name="T11">TABLE</text:span><text:span text:style-name="T13"> </text:span><text:span text:style-name="T14">contato</text:span></text:p>
            </text:list-header>
          </text:list>
          <text:p><text:span text:style-name="T15"><text:s/></text:span><text:span text:style-name="T15">(</text:span><text:span text:style-name="T15"><text:tab/></text:span><text:span text:style-name="T15">idContato BIGINT NOT NULL AUTO_INCREMENT,</text:span></text:p>
          <text:p><text:span text:style-name="T15"><text:tab/></text:span><text:span text:style-name="T15">nome </text:span><text:span text:style-name="T15"><text:tab/></text:span><text:span text:style-name="T15">VARCHAR(80) NOT NULL,</text:span></text:p>
          <text:p><text:span text:style-name="T15"><text:tab/></text:span><text:span text:style-name="T15">endereco VARCHAR(100),</text:span></text:p>
          <text:p><text:span text:style-name="T15"><text:tab/></text:span><text:span text:style-name="T15">telefone VARCHAR(45),</text:span></text:p>
          <text:p><text:span text:style-name="T15"><text:tab/></text:span><text:span text:style-name="T15">email VARCHAR(80),</text:span></text:p>
          <text:p><text:span text:style-name="T15"><text:tab/></text:span><text:span text:style-name="T15">PRIMARY KEY(idContato) <text:s/>);</text:span></text:p>
          <text:list text:continue-numbering="true" text:style-name="L7">
            <text:list-item>
              <text:list>
                <text:list-header>
                  <text:p text:style-name="P16"><text:span text:style-name="T16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3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use-date-time-name="dtd1">
        <draw:custom-shape draw:style-name="gr41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" draw:layer="layout" svg:width="26.9cm" svg:height="16.096cm" svg:x="0.551cm" svg:y="4.399cm">
          <text:list text:style-name="L3">
            <text:list-item>
              <text:p text:style-name="P6"><text:span text:style-name="T8">Criação de uma tabela (PostgreSQL)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11">CREATE</text:span><text:span text:style-name="T12"> </text:span><text:span text:style-name="T11">TABLE</text:span><text:span text:style-name="T13"> </text:span><text:span text:style-name="T14">contato</text:span></text:p>
            </text:list-header>
          </text:list>
          <text:p><text:span text:style-name="T15"><text:s/></text:span><text:span text:style-name="T15">(</text:span><text:span text:style-name="T15"><text:tab/></text:span><text:span text:style-name="T15">idContato BIGSERIAL,</text:span></text:p>
          <text:p><text:span text:style-name="T15"><text:tab/></text:span><text:span text:style-name="T15">nome </text:span><text:span text:style-name="T15"><text:tab/></text:span><text:span text:style-name="T15">VARCHAR(80) NOT NULL,</text:span></text:p>
          <text:p><text:span text:style-name="T15"><text:tab/></text:span><text:span text:style-name="T15">endereco VARCHAR(100),</text:span></text:p>
          <text:p><text:span text:style-name="T15"><text:tab/></text:span><text:span text:style-name="T15">telefone VARCHAR(45),</text:span></text:p>
          <text:p><text:span text:style-name="T15"><text:tab/></text:span><text:span text:style-name="T15">email VARCHAR(80),</text:span></text:p>
          <text:p><text:span text:style-name="T15"><text:tab/></text:span><text:span text:style-name="T15">PRIMARY KEY(idContato) <text:s/>);</text:span></text:p>
          <text:list text:continue-numbering="true" text:style-name="L7">
            <text:list-item>
              <text:list>
                <text:list-header>
                  <text:p text:style-name="P16"><text:span text:style-name="T16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4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use-date-time-name="dtd1">
        <draw:custom-shape draw:style-name="gr44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29.054cm" svg:height="16.096cm" svg:x="0.551cm" svg:y="4.399cm">
          <text:list text:style-name="L3">
            <text:list-item>
              <text:p text:style-name="P6"><text:span text:style-name="T8">Criação de uma tabela (MySQL)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11">CREATE</text:span><text:span text:style-name="T12"> </text:span><text:span text:style-name="T11">TABLE</text:span><text:span text:style-name="T13"> </text:span><text:span text:style-name="T14">venda</text:span></text:p>
            </text:list-header>
          </text:list>
          <text:p><text:span text:style-name="T15"><text:s/></text:span><text:span text:style-name="T15">(</text:span><text:span text:style-name="T15"><text:tab/></text:span><text:span text:style-name="T15">idVenda </text:span><text:span text:style-name="T15">BIGINT NOT NULL AUTO_INCREMENT</text:span><text:span text:style-name="T15">,</text:span></text:p>
          <text:p><text:span text:style-name="T15"><text:tab/></text:span><text:span text:style-name="T22">idProduto</text:span><text:span text:style-name="T15"> BIGINT,</text:span></text:p>
          <text:p><text:span text:style-name="T15"><text:tab/></text:span><text:span text:style-name="T15">...,</text:span></text:p>
          <text:p><text:span text:style-name="T15"><text:tab/></text:span><text:span text:style-name="T15">PRIMARY KEY(idVenda),</text:span></text:p>
          <text:p><text:span text:style-name="T15"><text:tab/></text:span><text:span text:style-name="T15">FOREIGN KEY(</text:span><text:span text:style-name="T23">idProduto</text:span><text:span text:style-name="T15">) REFERENCES</text:span></text:p>
          <text:p><text:span text:style-name="T15"><text:s text:c="23"/></text:span><text:span text:style-name="T15">produto(chaveProduto) );</text:span></text:p>
          <text:list text:continue-numbering="true" text:style-name="L7">
            <text:list-item>
              <text:list>
                <text:list-header>
                  <text:p text:style-name="P16"><text:span text:style-name="T16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1" draw:layer="layout" svg:width="8.568cm" svg:height="0.666cm" svg:x="21.632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5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use-date-time-name="dtd1">
        <draw:custom-shape draw:style-name="gr47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29.054cm" svg:height="16.096cm" svg:x="0.551cm" svg:y="4.399cm">
          <text:list text:style-name="L3">
            <text:list-item>
              <text:p text:style-name="P6"><text:span text:style-name="T8">Criação de uma tabela (PostgreSQL)</text:span></text:p>
              <text:p text:style-name="P6"><text:span text:style-name="T8"/></text:p>
            </text:list-item>
          </text:list>
          <text:list text:style-name="L7">
            <text:list-header>
              <text:p text:style-name="P15"><text:span text:style-name="T11">CREATE</text:span><text:span text:style-name="T12"> </text:span><text:span text:style-name="T11">TABLE</text:span><text:span text:style-name="T13"> </text:span><text:span text:style-name="T14">venda</text:span></text:p>
            </text:list-header>
          </text:list>
          <text:p><text:span text:style-name="T15"><text:s/></text:span><text:span text:style-name="T15">(</text:span><text:span text:style-name="T15"><text:tab/></text:span><text:span text:style-name="T15">idVenda BIGSERIAL,</text:span></text:p>
          <text:p><text:span text:style-name="T15"><text:tab/></text:span><text:span text:style-name="T22">idProduto</text:span><text:span text:style-name="T15"> BIGINT,</text:span></text:p>
          <text:p><text:span text:style-name="T15"><text:tab/></text:span><text:span text:style-name="T15">...,</text:span></text:p>
          <text:p><text:span text:style-name="T15"><text:tab/></text:span><text:span text:style-name="T15">PRIMARY KEY(idVenda),</text:span></text:p>
          <text:p><text:span text:style-name="T15"><text:tab/></text:span><text:span text:style-name="T15">FOREIGN KEY(</text:span><text:span text:style-name="T23">idProduto</text:span><text:span text:style-name="T15">) REFERENCES</text:span></text:p>
          <text:p><text:span text:style-name="T15"><text:s text:c="23"/></text:span><text:span text:style-name="T15">produto(chaveProduto) );</text:span></text:p>
          <text:list text:continue-numbering="true" text:style-name="L7">
            <text:list-item>
              <text:list>
                <text:list-header>
                  <text:p text:style-name="P16"><text:span text:style-name="T16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1" draw:layer="layout" svg:width="8.568cm" svg:height="0.666cm" svg:x="21.632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6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use-date-time-name="dtd1">
        <draw:custom-shape draw:style-name="gr50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9" draw:layer="layout" svg:width="26.9cm" svg:height="16.096cm" svg:x="0.551cm" svg:y="4.299cm">
          <text:list text:style-name="L3">
            <text:list-item>
              <text:p text:style-name="P6"><text:span text:style-name="T8">Formato básico de uma consulta </text:span><text:span text:style-name="T24">SELECT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25">SELECT</text:span><text:span text:style-name="T5"> * </text:span><text:span text:style-name="T25">FROM</text:span><text:span text:style-name="T5"> </text:span><text:span text:style-name="T10">nomeDaTabela</text:span></text:p>
                </text:list-item>
                <text:list-item>
                  <text:p text:style-name="P16"><text:span text:style-name="T16">EX: </text:span><text:span text:style-name="T25">SELECT</text:span><text:span text:style-name="T16"> * </text:span><text:span text:style-name="T25">FROM</text:span><text:span text:style-name="T16"> autor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header>
                      <text:p text:style-name="P18"><text:span text:style-name="T26"/></text:p>
                    </text:list-header>
                  </text:list>
                </text:list-item>
              </text:list>
            </text:list-item>
          </text:list>
          <text:list text:style-name="L3">
            <text:list-item>
              <text:p text:style-name="P19"><text:span text:style-name="T8">Para selecionar campos específicos de uma tabela, como idAutor e ultimoNome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25">SELECT</text:span><text:span text:style-name="T5"> idAutor, ultimoNome </text:span><text:span text:style-name="T25">FROM</text:span><text:span text:style-name="T5"> </text:span><text:span text:style-name="T16">autores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5"/></text:p>
                </text:list-header>
              </text:list>
            </text:list-item>
          </text:list>
          <text:list text:style-name="L5">
            <text:list-header>
              <text:p text:style-name="P8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7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use-date-time-name="dtd1">
        <draw:custom-shape draw:style-name="gr53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" draw:layer="layout" svg:width="26.9cm" svg:height="16.096cm" svg:x="0.551cm" svg:y="4.299cm">
          <text:list text:style-name="L3">
            <text:list-item>
              <text:p text:style-name="P6"><text:span text:style-name="T8">Especificando os critérios de seleção: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25">SELECT</text:span><text:span text:style-name="T5"> </text:span><text:span text:style-name="T27">nomeDaColuna1</text:span><text:span text:style-name="T5">, </text:span><text:span text:style-name="T27">nomeDaColuna2</text:span><text:span text:style-name="T5">, … </text:span><text:span text:style-name="T25">FROM</text:span><text:span text:style-name="T5"> </text:span><text:span text:style-name="T10">nomeDaTabela</text:span><text:span text:style-name="T5"> </text:span><text:span text:style-name="T25">WHERE</text:span><text:span text:style-name="T5"> </text:span><text:span text:style-name="T27">critérios</text:span></text:p>
                </text:list-item>
                <text:list-item>
                  <text:p text:style-name="P16"><text:span text:style-name="T16">EX: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>SELECT</text:span><text:span text:style-name="T29"> titulo, numeroEdicao, copyright </text:span><text:span text:style-name="T28">FROM</text:span><text:span text:style-name="T29"> </text:span><text:span text:style-name="T30">titulos</text:span></text:p>
                      <text:p text:style-name="P20"><text:span text:style-name="T28">WHERE</text:span><text:span text:style-name="T29"> copyright &gt; 2002</text:span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21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8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use-date-time-name="dtd1">
        <draw:custom-shape draw:style-name="gr56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26.9cm" svg:height="16.096cm" svg:x="0.551cm" svg:y="4.299cm">
          <text:list text:style-name="L3">
            <text:list-item>
              <text:p text:style-name="P6"><text:span text:style-name="T8">Operadores de condição da cláusula </text:span><text:span text:style-name="T32">WHERE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16">&lt;, &gt;, &lt;=, &gt;=, =, &lt;&gt;</text:span></text:p>
                </text:list-item>
                <text:list-item>
                  <text:p text:style-name="P16"><text:span text:style-name="T16">LIKE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2"><text:span text:style-name="T29">Caracteres-curingas: porcentagem (</text:span><text:span text:style-name="T33">%</text:span><text:span text:style-name="T29">) e sublinhado (</text:span><text:span text:style-name="T33">_</text:span><text:span text:style-name="T29">)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header>
                      <text:p text:style-name="P23"><text:span text:style-name="T30"/></text:p>
                    </text:list-header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3"><text:span text:style-name="T28">SELECT</text:span><text:span text:style-name="T29"> </text:span><text:span text:style-name="T30">idAutor</text:span><text:span text:style-name="T29">, primeiroNome, ultimoNome </text:span><text:span text:style-name="T28">FROM</text:span><text:span text:style-name="T29"> </text:span><text:span text:style-name="T30">autores</text:span></text:p>
                      <text:p text:style-name="P23"><text:span text:style-name="T28">WHERE</text:span><text:span text:style-name="T29"> </text:span><text:span text:style-name="T30">ultimoNome</text:span><text:span text:style-name="T29"> </text:span><text:span text:style-name="T28">LIKE</text:span><text:span text:style-name="T29"> ‘D%’</text:span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21"><text:span text:style-name="T3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9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use-date-time-name="dtd1">
        <draw:custom-shape draw:style-name="gr59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9" draw:layer="layout" svg:width="26.9cm" svg:height="16.096cm" svg:x="0.551cm" svg:y="4.299cm">
          <text:list text:style-name="L3">
            <text:list-item>
              <text:p text:style-name="P24"><text:span text:style-name="T8">Cláusula </text:span><text:span text:style-name="T24">ORDER</text:span><text:span text:style-name="T8"> </text:span><text:span text:style-name="T24">BY</text:span><text:span text:style-name="T8"> opcional:</text:span></text:p>
            </text:list-item>
          </text:list>
          <text:list text:style-name="L7">
            <text:list-item>
              <text:list>
                <text:list-item>
                  <text:p text:style-name="P25"><text:span text:style-name="T25">SELECT</text:span><text:span text:style-name="T5"> </text:span><text:span text:style-name="T27">nomeDaColuna1</text:span><text:span text:style-name="T5">, </text:span><text:span text:style-name="T27">nomeDaColuna2</text:span><text:span text:style-name="T5">, … </text:span><text:span text:style-name="T25">FROM</text:span><text:span text:style-name="T5"> </text:span><text:span text:style-name="T10">nomeDaTabela</text:span><text:span text:style-name="T5"> </text:span><text:span text:style-name="T25">ORDER</text:span><text:span text:style-name="T5"> </text:span><text:span text:style-name="T25">BY</text:span><text:span text:style-name="T5"> </text:span><text:span text:style-name="T27">coluna</text:span><text:span text:style-name="T5"> </text:span><text:span text:style-name="T25">ASC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26"><text:span text:style-name="T25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>SELECT</text:span><text:span text:style-name="T29"> </text:span><text:span text:style-name="T30">idAutor</text:span><text:span text:style-name="T29">, primeiroNome, ultimoNome </text:span><text:span text:style-name="T28">FROM</text:span><text:span text:style-name="T29"> </text:span><text:span text:style-name="T30">autores</text:span></text:p>
                      <text:p text:style-name="P20"><text:span text:style-name="T28">ORDER</text:span><text:span text:style-name="T34"> </text:span><text:span text:style-name="T28">BY</text:span><text:span text:style-name="T29"> ultimoNome </text:span><text:span text:style-name="T28">ASC</text:span></text:p>
                    </text:list-header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7"><text:span text:style-name="T35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5"><text:span text:style-name="T25">SELECT</text:span><text:span text:style-name="T5"> </text:span><text:span text:style-name="T27">nomeDaColuna1</text:span><text:span text:style-name="T5">, </text:span><text:span text:style-name="T27">nomeDaColuna2</text:span><text:span text:style-name="T5">, … </text:span><text:span text:style-name="T25">FROM</text:span><text:span text:style-name="T5"> </text:span><text:span text:style-name="T10">nomeDaTabela</text:span><text:span text:style-name="T5"> </text:span><text:span text:style-name="T25">ORDER</text:span><text:span text:style-name="T5"> </text:span><text:span text:style-name="T25">BY</text:span><text:span text:style-name="T5"> </text:span><text:span text:style-name="T27">coluna</text:span><text:span text:style-name="T5"> </text:span><text:span text:style-name="T25">DESC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26"><text:span text:style-name="T25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>SELECT</text:span><text:span text:style-name="T29"> </text:span><text:span text:style-name="T30">idAutor</text:span><text:span text:style-name="T29">, primeiroNome, ultimoNome </text:span><text:span text:style-name="T28">FROM</text:span><text:span text:style-name="T29"> </text:span><text:span text:style-name="T30">autores</text:span></text:p>
                      <text:p text:style-name="P20"><text:span text:style-name="T28">ORDER</text:span><text:span text:style-name="T34"> </text:span><text:span text:style-name="T28">BY</text:span><text:span text:style-name="T29"> ultimoNome </text:span><text:span text:style-name="T28">DESC</text:span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28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0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use-date-time-name="dtd1">
        <draw:custom-shape draw:style-name="gr62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26.9cm" svg:height="16.096cm" svg:x="0.551cm" svg:y="4.299cm">
          <text:list text:style-name="L3">
            <text:list-item>
              <text:p text:style-name="P6"><text:span text:style-name="T24">ORDER</text:span><text:span text:style-name="T8"> </text:span><text:span text:style-name="T24">BY</text:span><text:span text:style-name="T8"> múltiplos campos: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25">ORDER</text:span><text:span text:style-name="T5"> </text:span><text:span text:style-name="T25">BY</text:span><text:span text:style-name="T5"> </text:span><text:span text:style-name="T27">coluna1</text:span><text:span text:style-name="T5">O</text:span><text:span text:style-name="T10">rdemDeClassificação</text:span><text:span text:style-name="T5">, </text:span><text:span text:style-name="T27">coluna2</text:span><text:span text:style-name="T10">OrdemD</text:span><text:span text:style-name="T27">a</text:span><text:span text:style-name="T10">Classificação</text:span><text:span text:style-name="T5">, …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/></text:p>
                      <text:p text:style-name="P20"><text:span text:style-name="T28">SELECT</text:span><text:span text:style-name="T29"> </text:span><text:span text:style-name="T30">idAutor</text:span><text:span text:style-name="T29">, primeiroNome, ultimoNome </text:span><text:span text:style-name="T28">FROM</text:span><text:span text:style-name="T29"> </text:span><text:span text:style-name="T30">autores</text:span></text:p>
                      <text:p text:style-name="P20"><text:span text:style-name="T28">ORDER</text:span><text:span text:style-name="T34"> </text:span><text:span text:style-name="T28">BY</text:span><text:span text:style-name="T29"> ultimoNome, primeiroNome</text:span></text:p>
                      <text:p text:style-name="P20"><text:span text:style-name="T28"/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21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1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use-date-time-name="dtd1">
        <draw:custom-shape draw:style-name="gr65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" draw:layer="layout" svg:width="26.9cm" svg:height="16.096cm" svg:x="0.551cm" svg:y="4.299cm">
          <text:list text:style-name="L3">
            <text:list-item>
              <text:p text:style-name="P6"><text:span text:style-name="T8">Combinando as cláusulas </text:span><text:span text:style-name="T24">WHERE</text:span><text:span text:style-name="T8"> e </text:span><text:span text:style-name="T24">ORDER</text:span><text:span text:style-name="T8"> </text:span><text:span text:style-name="T24">BY</text:span></text:p>
            </text:list-item>
          </text:list>
          <text:list text:style-name="L5">
            <text:list-header>
              <text:p text:style-name="P30"><text:span text:style-name="T37"/></text:p>
            </text:list-header>
          </text:list>
          <text:list text:style-name="L12">
            <text:list-header>
              <text:p text:style-name="P31"><text:span text:style-name="T38">SELECT</text:span><text:span text:style-name="T39"> isbn, titulo, numeroEdicao, copyright, preco</text:span></text:p>
              <text:p text:style-name="P31"><text:span text:style-name="T38">FROM</text:span><text:span text:style-name="T40"> </text:span><text:span text:style-name="T39">titulos</text:span></text:p>
              <text:p text:style-name="P31"><text:span text:style-name="T38">WHERE</text:span><text:span text:style-name="T40"> titulo </text:span><text:span text:style-name="T38">LIKE</text:span><text:span text:style-name="T40"> ‘Como Programar’</text:span></text:p>
              <text:p text:style-name="P31"><text:span text:style-name="T38">ORDER</text:span><text:span text:style-name="T41"> </text:span><text:span text:style-name="T38">BY</text:span><text:span text:style-name="T40"> titulo </text:span><text:span text:style-name="T38">ASC</text:span></text:p>
            </text:list-header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/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21"><text:span text:style-name="T3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2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use-date-time-name="dtd1">
        <draw:custom-shape draw:style-name="gr68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27.451cm" svg:height="16.228cm" svg:x="0.551cm" svg:y="4.299cm">
          <text:list text:style-name="L3">
            <text:list-item>
              <text:p text:style-name="P6"><text:span text:style-name="T8">Mesclando dados a partir de múltiplas tabelas usando</text:span><text:span text:style-name="T24"> INNER</text:span><text:span text:style-name="T8"> </text:span><text:span text:style-name="T24">JOIN</text:span></text:p>
            </text:list-item>
          </text:list>
          <text:list text:style-name="L5">
            <text:list-header>
              <text:p text:style-name="P30"><text:span text:style-name="T24"/></text:p>
            </text:list-header>
          </text:list>
          <text:list text:style-name="L7">
            <text:list-item>
              <text:list>
                <text:list-item>
                  <text:p text:style-name="P25"><text:span text:style-name="T5">Faz uma junção das tabelas</text:span></text:p>
                </text:list-item>
                <text:list-item>
                  <text:p text:style-name="P25"><text:span text:style-name="T5">Mescla dados de múltiplas tabelas em uma única visualização</text:span></text:p>
                </text:list-item>
              </text:list>
            </text:list-item>
          </text:list>
          <text:list text:style-name="L5">
            <text:list-header>
              <text:p text:style-name="P32"><text:span text:style-name="T42"/></text:p>
            </text:list-header>
          </text:list>
          <text:list text:style-name="L12">
            <text:list-header>
              <text:p text:style-name="P33"><text:span text:style-name="T43">SELECT</text:span><text:span text:style-name="T44"> </text:span><text:span text:style-name="T45">nomeDaColuna1</text:span><text:span text:style-name="T44">, </text:span><text:span text:style-name="T45">nomeDaColuna2</text:span><text:span text:style-name="T44">, … </text:span><text:span text:style-name="T43">FROM</text:span><text:span text:style-name="T44"> </text:span><text:span text:style-name="T45">tabela1</text:span></text:p>
              <text:p text:style-name="P33"><text:span text:style-name="T43">INNER</text:span><text:span text:style-name="T46"> </text:span><text:span text:style-name="T43">JOIN</text:span><text:span text:style-name="T44"> </text:span><text:span text:style-name="T45">tabela2 </text:span><text:span text:style-name="T43">ON</text:span><text:span text:style-name="T44"> </text:span><text:span text:style-name="T45">tabel</text:span><text:span text:style-name="T47">a</text:span><text:span text:style-name="T45">1</text:span><text:span text:style-name="T44">.</text:span><text:span text:style-name="T45">nomeDaColuna1</text:span><text:span text:style-name="T44"> = </text:span><text:span text:style-name="T45">tabela2</text:span><text:span text:style-name="T44">.</text:span><text:span text:style-name="T45">nomeDaColuna2</text:span></text:p>
            </text:list-header>
          </text:list>
          <text:list text:style-name="L8">
            <text:list-item>
              <text:list>
                <text:list-item>
                  <text:list>
                    <text:list-header>
                      <text:p text:style-name="P34"><text:span text:style-name="T48"/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35"><text:span text:style-name="T37"/></text:p>
              <text:p text:style-name="P35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3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use-date-time-name="dtd1">
        <draw:custom-shape draw:style-name="gr71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9" draw:layer="layout" svg:width="26.9cm" svg:height="16.096cm" svg:x="0.551cm" svg:y="4.299cm">
          <text:list text:style-name="L3">
            <text:list-item>
              <text:p text:style-name="P6"><text:span text:style-name="T8">Mesclando dados a partir de múltiplas tabelas usando</text:span><text:span text:style-name="T24"> INNER</text:span><text:span text:style-name="T8"> </text:span><text:span text:style-name="T24">JOIN</text:span></text:p>
            </text:list-item>
          </text:list>
          <text:list text:style-name="L5">
            <text:list-header>
              <text:p text:style-name="P30"><text:span text:style-name="T24"/></text:p>
            </text:list-header>
          </text:list>
          <text:list text:style-name="L7">
            <text:list-item>
              <text:list>
                <text:list-item>
                  <text:p text:style-name="P25"><text:span text:style-name="T5">Faz uma junção das tabelas</text:span></text:p>
                </text:list-item>
                <text:list-item>
                  <text:p text:style-name="P25"><text:span text:style-name="T5">Mescla dados de múltiplas tabelas em uma única visualização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26"><text:span text:style-name="T5"/></text:p>
                </text:list-header>
              </text:list>
            </text:list-item>
          </text:list>
          <text:list text:style-name="L12">
            <text:list-header>
              <text:p text:style-name="P33"><text:span text:style-name="T43">SELECT</text:span><text:span text:style-name="T44"> primeiroNome, ultimoNome, isbn </text:span><text:span text:style-name="T43">FROM</text:span><text:span text:style-name="T44"> autores, isbnAutores</text:span></text:p>
              <text:p text:style-name="P33"><text:span text:style-name="T43">INNER</text:span><text:span text:style-name="T46"> </text:span><text:span text:style-name="T43">JOIN</text:span><text:span text:style-name="T44"> isbnAutores </text:span><text:span text:style-name="T43">ON</text:span><text:span text:style-name="T44"> autores.idAutor = isbnAutor.idAutor</text:span></text:p>
              <text:p text:style-name="P36"><text:span text:style-name="T49">ORDER</text:span><text:span text:style-name="T50"> </text:span><text:span text:style-name="T49">BY</text:span><text:span text:style-name="T50"> ultimoNome, primeiroNome</text:span></text:p>
            </text:list-header>
          </text:list>
          <text:list text:style-name="L5">
            <text:list-header>
              <text:p text:style-name="P35"><text:span text:style-name="T37"/></text:p>
              <text:p text:style-name="P35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4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use-date-time-name="dtd1">
        <draw:custom-shape draw:style-name="gr74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" draw:layer="layout" svg:width="26.9cm" svg:height="16.096cm" svg:x="0.551cm" svg:y="4.299cm">
          <text:list text:style-name="L3">
            <text:list-item>
              <text:p text:style-name="P6"><text:span text:style-name="T8">Inserir uma linha em uma tabela</text:span></text:p>
            </text:list-item>
          </text:list>
          <text:list text:style-name="L5">
            <text:list-header>
              <text:p text:style-name="P37"><text:span text:style-name="T51"/></text:p>
            </text:list-header>
          </text:list>
          <text:list text:style-name="L7">
            <text:list-item>
              <text:list>
                <text:list-item>
                  <text:p text:style-name="P16"><text:span text:style-name="T25">INSERT</text:span><text:span text:style-name="T5"> <text:s/></text:span><text:span text:style-name="T25">INTO</text:span><text:span text:style-name="T16"> </text:span><text:span text:style-name="T10">nomeDaTabela</text:span><text:span text:style-name="T16"> ( </text:span><text:span text:style-name="T10">nomeDaColuna1</text:span><text:span text:style-name="T16">, … , </text:span><text:span text:style-name="T10">nomeDaColunaN</text:span><text:span text:style-name="T16"> ) </text:span><text:span text:style-name="T25">VALUES</text:span><text:span text:style-name="T16"> ( </text:span><text:span text:style-name="T10">valor1</text:span><text:span text:style-name="T16">, … , </text:span><text:span text:style-name="T10">valorN</text:span><text:span text:style-name="T16"> )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16"/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p text:style-name="P16"><text:span text:style-name="T16">EX:</text:span></text:p>
                </text:list-item>
              </text:list>
            </text:list-item>
          </text:list>
          <text:list text:style-name="L12">
            <text:list-header>
              <text:p text:style-name="P21"><text:span text:style-name="T36"/></text:p>
              <text:p text:style-name="P38"><text:span text:style-name="T36"><text:tab/></text:span><text:span text:style-name="T36"><text:tab/></text:span><text:span text:style-name="T36">INSERT</text:span><text:span text:style-name="T52"> </text:span><text:span text:style-name="T36">INTO</text:span><text:span text:style-name="T53"> autores (primeiroNome, ultimoNome)</text:span></text:p>
              <text:p text:style-name="P38"><text:span text:style-name="T36"><text:tab/></text:span><text:span text:style-name="T36"><text:tab/></text:span><text:span text:style-name="T36">VALUES</text:span><text:span text:style-name="T53"> ( </text:span><text:span text:style-name="T54">‘João’</text:span><text:span text:style-name="T53">, </text:span><text:span text:style-name="T54">‘Ninguém’</text:span><text:span text:style-name="T53"> )</text:span></text:p>
            </text:list-header>
          </text:list>
          <text:list text:style-name="L5">
            <text:list-header>
              <text:p text:style-name="P39"><text:span text:style-name="T37"/></text:p>
              <text:p text:style-name="P39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5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use-date-time-name="dtd1">
        <draw:custom-shape draw:style-name="gr77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26.9cm" svg:height="16.096cm" svg:x="0.551cm" svg:y="4.299cm">
          <text:list text:style-name="L3">
            <text:list-item>
              <text:p text:style-name="P6"><text:span text:style-name="T8">Modificar os dados em uma tabela</text:span></text:p>
            </text:list-item>
          </text:list>
          <text:list text:style-name="L5">
            <text:list-header>
              <text:p text:style-name="P30"><text:span text:style-name="T24"/></text:p>
            </text:list-header>
          </text:list>
          <text:list text:style-name="L13">
            <text:list-item>
              <text:list>
                <text:list-header>
                  <text:p text:style-name="P40"><text:span text:style-name="T25">UPDATE</text:span><text:span text:style-name="T16"> </text:span><text:span text:style-name="T10">nomeDaTabela</text:span><text:span text:style-name="T16"> <text:s/></text:span><text:span text:style-name="T25">SET</text:span><text:span text:style-name="T16"> </text:span><text:span text:style-name="T10">nomeDaColuna1</text:span><text:span text:style-name="T16"> = </text:span><text:span text:style-name="T10">valor1</text:span><text:span text:style-name="T16">, … , </text:span><text:span text:style-name="T10">nomeDaColunaN</text:span><text:span text:style-name="T16"> = </text:span><text:span text:style-name="T10">valorN</text:span></text:p>
                  <text:p text:style-name="P40"><text:span text:style-name="T25">WHERE</text:span><text:span text:style-name="T16"> </text:span><text:span text:style-name="T10">critérios</text:span></text:p>
                </text:list-header>
              </text:list>
            </text:list-item>
          </text:list>
          <text:list text:style-name="L14">
            <text:list-item>
              <text:list>
                <text:list-header>
                  <text:p text:style-name="P40"><text:span text:style-name="T10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>UPDATE</text:span><text:span text:style-name="T30"> autores </text:span><text:span text:style-name="T28">SET</text:span><text:span text:style-name="T30"> ultimoNome = ‘Juca’</text:span></text:p>
                      <text:p text:style-name="P20"><text:span text:style-name="T28">WHERE</text:span><text:span text:style-name="T30"> ultimoNome = ‘Ninguém’ </text:span><text:span text:style-name="T28">AND</text:span><text:span text:style-name="T30"> primeiroNome = ‘João’</text:span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30"><text:span text:style-name="T37"/></text:p>
              <text:p text:style-name="P30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6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use-date-time-name="dtd1">
        <draw:custom-shape draw:style-name="gr80" draw:text-style-name="P5" draw:layer="layout" svg:width="23.152cm" svg:height="3.501cm" svg:x="4.299cm" svg:y="0cm">
          <text:list text:style-name="L1">
            <text:list-header>
              <text:p text:style-name="P1"><text:span text:style-name="T3">Revisão SQ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26.9cm" svg:height="16.096cm" svg:x="0.551cm" svg:y="4.299cm">
          <text:list text:style-name="L3">
            <text:list-item>
              <text:p text:style-name="P6"><text:span text:style-name="T8">Remover dados de uma tabela</text:span></text:p>
            </text:list-item>
          </text:list>
          <text:list text:style-name="L5">
            <text:list-header>
              <text:p text:style-name="P30"><text:span text:style-name="T24"/></text:p>
            </text:list-header>
          </text:list>
          <text:list text:style-name="L7">
            <text:list-item>
              <text:list>
                <text:list-item>
                  <text:p text:style-name="P16"><text:span text:style-name="T25">DELETE</text:span><text:span text:style-name="T55"> </text:span><text:span text:style-name="T25">FROM</text:span><text:span text:style-name="T16"> </text:span><text:span text:style-name="T10">nomeDaTabela</text:span><text:span text:style-name="T16"> </text:span><text:span text:style-name="T25">WHERE</text:span><text:span text:style-name="T16"> </text:span><text:span text:style-name="T27">critérios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16"/></text:p>
                </text:list-header>
              </text:list>
            </text:list-item>
          </text:list>
          <text:list text:style-name="L9">
            <text:list-item>
              <text:list>
                <text:list-item>
                  <text:list>
                    <text:list-header>
                      <text:p text:style-name="P20"><text:span text:style-name="T28">DELETE</text:span><text:span text:style-name="T56"> </text:span><text:span text:style-name="T28">FROM</text:span><text:span text:style-name="T30"> autores</text:span></text:p>
                      <text:p text:style-name="P20"><text:span text:style-name="T28">WHERE</text:span><text:span text:style-name="T30"> ultimoNome = ‘Juca’ </text:span><text:span text:style-name="T28">AND</text:span><text:span text:style-name="T30"> primeiroNome = ‘Ninguém’</text:span></text:p>
                    </text:list-header>
                  </text:list>
                </text:list-item>
              </text:list>
            </text:list-item>
          </text:list>
          <text:list text:style-name="L5">
            <text:list-header>
              <text:p text:style-name="P30"><text:span text:style-name="T37"/></text:p>
              <text:p text:style-name="P30"><text:span text:style-name="T3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1" draw:layer="layout" svg:width="7.933cm" svg:height="0.666cm" svg:x="20.069cm" svg:y="19.98cm">
          <text:list text:style-name="L1">
            <text:list-header>
              <text:p text:style-name="P10"><text:span text:style-name="T7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7" presentation:class="page"/>
          <draw:frame presentation:style-name="pr2" draw:text-style-name="P12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Arial2" svg:font-family="Arial" style:font-family-generic="modern" style:font-pitch="variable"/>
    <style:font-face style:name="Lucida Console" svg:font-family="'Lucida Console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4cm" fo:padding-bottom="0.14cm" fo:padding-left="0.28cm" fo:padding-right="0.28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4cm" fo:padding-bottom="0.14cm" fo:padding-left="0.28cm" fo:padding-right="0.28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.27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normal" style:font-name-asian="Arial1" style:font-family-asian="Arial" style:font-family-generic-asian="swiss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4cm" fo:padding-bottom="0.14cm" fo:padding-left="0.28cm" fo:padding-right="0.28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.273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31pt" fo:font-style="normal" fo:text-shadow="none" style:text-underline-style="none" fo:font-weight="normal" style:font-name-asian="Arial1" style:font-family-asian="Arial" style:font-family-generic-asian="swiss" style:font-pitch-asian="variable" style:font-size-asian="31pt" style:font-style-asian="normal" style:font-weight-asian="normal" style:font-name-complex="Arial1" style:font-family-complex="Arial" style:font-family-generic-complex="swiss" style:font-pitch-complex="variable" style:font-size-complex="31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style-asian="normal" style:font-weight-asian="normal" style:font-name-complex="Arial1" style:font-family-complex="Arial" style:font-family-generic-complex="swiss" style:font-pitch-complex="variable" style:font-size-complex="22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0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35pt" style:font-style-asian="normal" style:font-weight-asian="normal" style:font-name-complex="Arial1" style:font-family-complex="Arial" style:font-family-generic-complex="swiss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4cm" fo:padding-bottom="0.14cm" fo:padding-left="0.28cm" fo:padding-right="0.28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Arial1" style:font-family-asian="Arial" style:font-family-generic-asian="swiss" style:font-pitch-asian="variable" style:font-size-asian="44pt" style:font-style-asian="normal" style:font-weight-asian="normal" style:font-name-complex="Arial1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ed190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44cm" fo:min-width="0cm" fo:wrap-option="wrap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style:font-name="Times New Roman" fo:font-size="14pt" fo:language="pt" fo:country="BR" style:font-name-asian="Lucida Sans Unicode" style:font-size-asian="14pt" style:font-name-complex="Lucida Sans Unicod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3.147cm" svg:height="4.005cm" svg:x="4.298cm" svg:y="-0.254cm" presentation:class="title" presentation:placeholder="true">
        <draw:text-box/>
      </draw:frame>
      <draw:frame presentation:style-name="Padrão-outline1" draw:layer="backgroundobjects" svg:width="26.895cm" svg:height="16.092cm" svg:x="0.55cm" svg:y="3.884cm" presentation:class="outline" presentation:placeholder="true">
        <draw:text-box/>
      </draw:frame>
      <draw:frame presentation:style-name="Mpr1" draw:text-style-name="MP5" draw:layer="backgroundobjects" svg:width="7.928cm" svg:height="1.043cm" svg:x="20.069cm" svg:y="19.979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draw:line draw:style-name="Mgr3" draw:text-style-name="MP6" draw:layer="backgroundobjects" svg:x1="0cm" svg:y1="3.664cm" svg:x2="28.002cm" svg:y2="3.669cm">
        <text:p/>
      </draw:line>
      <draw:frame draw:style-name="Mgr4" draw:text-style-name="MP6" draw:layer="backgroundobjects" svg:width="3.85cm" svg:height="2.302cm" svg:x="0cm" svg:y="0.04cm">
        <draw:image xlink:href="Pictures/100000000000012F000000B5B582FC97.jp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21cm" svg:height="29.7cm" svg:x="0cm" svg:y="0cm">
          <text:p/>
        </draw:rect>
        <draw:custom-shape draw:style-name="Mgr6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Padrão-title" draw:layer="backgroundobjects" svg:width="14.843cm" svg:height="11.131cm" svg:x="3.073cm" svg:y="2.258cm" presentation:class="page"/>
        <draw:frame presentation:style-name="Padrão-notes" draw:layer="backgroundobjects" svg:width="16.797cm" svg:height="13.362cm" svg:x="2.098cm" svg:y="14.106cm" presentation:class="notes" presentation:placeholder="true">
          <draw:text-box/>
        </draw:frame>
        <draw:custom-shape draw:style-name="Mgr7" draw:text-style-name="MP9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frame draw:style-name="Mgr4" draw:text-style-name="MP6" draw:layer="backgroundobjects" svg:width="12.453cm" svg:height="7.452cm" svg:x="0cm" svg:y="13.547cm">
        <draw:image xlink:href="Pictures/10000000000002440000015E05606091.jpg" xlink:type="simple" xlink:show="embed" xlink:actuate="onLoad">
          <text:p/>
        </draw:image>
      </draw:frame>
      <draw:line draw:style-name="Mgr3" draw:text-style-name="MP6" draw:layer="backgroundobjects" svg:x1="0cm" svg:y1="8.952cm" svg:x2="28.002cm" svg:y2="8.956cm">
        <text:p/>
      </draw:line>
      <draw:frame presentation:style-name="Título1-title" draw:layer="backgroundobjects" svg:width="23.147cm" svg:height="4.005cm" svg:x="4.298cm" svg:y="-0.254cm" presentation:class="title" presentation:placeholder="true">
        <draw:text-box/>
      </draw:frame>
      <draw:frame presentation:style-name="Título1-outline1" draw:layer="backgroundobjects" svg:width="26.895cm" svg:height="16.092cm" svg:x="0.55cm" svg:y="3.884cm" presentation:class="outline" presentation:placeholder="true">
        <draw:text-box/>
      </draw:frame>
      <presentation:notes style:page-layout-name="PM0">
        <draw:rect draw:style-name="Mgr5" draw:text-style-name="MP7" draw:layer="backgroundobjects" svg:width="21cm" svg:height="29.7cm" svg:x="0cm" svg:y="0cm">
          <text:p/>
        </draw:rect>
        <draw:custom-shape draw:style-name="Mgr6" draw:text-style-name="MP8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ítulo1-title" draw:layer="backgroundobjects" svg:width="14.843cm" svg:height="11.131cm" svg:x="3.073cm" svg:y="2.258cm" presentation:class="page"/>
        <draw:frame presentation:style-name="Título1-notes" draw:layer="backgroundobjects" svg:width="16.797cm" svg:height="13.362cm" svg:x="2.098cm" svg:y="14.106cm" presentation:class="notes" presentation:placeholder="true">
          <draw:text-box/>
        </draw:frame>
        <draw:custom-shape draw:style-name="Mgr7" draw:text-style-name="MP9" draw:layer="backgroundobjects" svg:width="9.115cm" svg:height="1.48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9" draw:layer="backgroundobjects" svg:width="9.115cm" svg:height="1.486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1" draw:layer="backgroundobjects" svg:width="9.111cm" svg:height="1.483cm" svg:x="11.883cm" svg:y="28.212cm" presentation:class="page-number">
          <draw:text-box>
            <text:list text:style-name="ML1">
              <text:list-header>
                <text:p text:style-name="MP10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DBC</dc:title>
    <meta:initial-creator>Rafael Orbolato</meta:initial-creator>
    <meta:creation-date>2010-02-18T13:06:50</meta:creation-date>
    <dc:creator>Rafael Orbolato</dc:creator>
    <dc:date>2015-05-26T17:23:29.542898769</dc:date>
    <meta:editing-cycles>128</meta:editing-cycles>
    <meta:editing-duration>PT18H53M7S</meta:editing-duration>
    <meta:generator>LibreOffice/4.4.3.2$Linux_X86_64 LibreOffice_project/88805f81e9fe61362df02b9941de8e38a9b5fd16</meta:generator>
    <meta:document-statistic meta:object-count="171"/>
  </office:meta>
</office:document-meta>
</file>